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ile-time" table:style-name="ta1">
        <table:shapes>
          <draw:frame draw:z-index="0" draw:style-name="gr1" draw:text-style-name="P1" svg:width="15.999cm" svg:height="8.999cm" svg:x="11.404cm" svg:y="4.164cm">
            <draw:object draw:notify-on-update-of-ranges="'compile-time'.A2:'compile-time'.A4 'compile-time'.B1:'compile-time'.B1 'compile-time'.B2:'compile-time'.B4 'compile-time'.J4:'compile-time'.J4 'compile-time'.C1:'compile-time'.C1 'compile-time'.C2:'compile-time'.C4 'compile-time'.J3:'compile-time'.J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Quarkus</text:p>
          </table:table-cell>
          <table:table-cell office:value-type="string" calcext:value-type="string">
            <text:p>SpringBoo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JD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alVM (HotSpot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pringBoot</text:p>
          </table:table-cell>
          <table:table-cell office:value-type="string" calcext:value-type="string">
            <text:p>81d41a</text:p>
          </table:table-cell>
        </table:table-row>
        <table:table-row table:style-name="ro1">
          <table:table-cell office:value-type="string" calcext:value-type="string">
            <text:p>GraalVM (natif)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Quarkus</text:p>
          </table:table-cell>
          <table:table-cell office:value-type="string" calcext:value-type="string">
            <text:p>4695eb</text:p>
          </table:table-cell>
        </table:table-row>
      </table:table>
      <table:table table:name="compile-weight" table:style-name="ta1">
        <table:shapes>
          <draw:frame draw:z-index="0" draw:style-name="gr1" draw:text-style-name="P1" svg:width="15.999cm" svg:height="8.999cm" svg:x="11.653cm" svg:y="4.456cm">
            <draw:object draw:notify-on-update-of-ranges="'compile-weight'.A2:'compile-weight'.A4 'compile-weight'.B1:'compile-weight'.B1 'compile-weight'.B2:'compile-weight'.B4 'compile-weight'.C1:'compile-weight'.C1 'compile-weight'.C2:'compile-weight'.C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Quarkus</text:p>
          </table:table-cell>
          <table:table-cell office:value-type="string" calcext:value-type="string">
            <text:p>SpringBoo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JDK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alVM (HotSpot)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SpringBoot</text:p>
          </table:table-cell>
          <table:table-cell office:value-type="string" calcext:value-type="string">
            <text:p>81d41a</text:p>
          </table:table-cell>
        </table:table-row>
        <table:table-row table:style-name="ro1">
          <table:table-cell office:value-type="string" calcext:value-type="string">
            <text:p>GraalVM (natif)</text:p>
          </table:table-cell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string" calcext:value-type="string">
            <text:p>Quarkus</text:p>
          </table:table-cell>
          <table:table-cell office:value-type="string" calcext:value-type="string">
            <text:p>4695eb</text:p>
          </table:table-cell>
        </table:table-row>
      </table:table>
      <table:table table:name="boot-time" table:style-name="ta1">
        <table:shapes>
          <draw:frame draw:z-index="0" draw:style-name="gr1" draw:text-style-name="P1" svg:width="15.999cm" svg:height="8.999cm" svg:x="11.404cm" svg:y="4.164cm">
            <draw:object draw:notify-on-update-of-ranges="'boot-time'.A2:'boot-time'.A4 'boot-time'.B1:'boot-time'.B1 'boot-time'.B2:'boot-time'.B4 'boot-time'.J4:'boot-time'.J4 'boot-time'.C1:'boot-time'.C1 'boot-time'.C2:'boot-time'.C4 'boot-time'.J3:'boot-time'.J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Quarkus</text:p>
          </table:table-cell>
          <table:table-cell office:value-type="string" calcext:value-type="string">
            <text:p>SpringBoo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JDK</text:p>
          </table:table-cell>
          <table:table-cell office:value-type="float" office:value="0.78" calcext:value-type="float">
            <text:p>0,7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alVM (HotSpot)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pringBoot</text:p>
          </table:table-cell>
          <table:table-cell office:value-type="string" calcext:value-type="string">
            <text:p>81d41a</text:p>
          </table:table-cell>
        </table:table-row>
        <table:table-row table:style-name="ro1">
          <table:table-cell office:value-type="string" calcext:value-type="string">
            <text:p>GraalVM (natif)</text:p>
          </table:table-cell>
          <table:table-cell office:value-type="float" office:value="0.038" calcext:value-type="float">
            <text:p>0,038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office:value-type="string" calcext:value-type="string">
            <text:p>Quarkus</text:p>
          </table:table-cell>
          <table:table-cell office:value-type="string" calcext:value-type="string">
            <text:p>4695eb</text:p>
          </table:table-cell>
        </table:table-row>
      </table:table>
      <table:table table:name="ram-consumption" table:style-name="ta1">
        <table:shapes>
          <draw:frame draw:z-index="0" draw:style-name="gr1" draw:text-style-name="P1" svg:width="15.999cm" svg:height="8.999cm" svg:x="11.653cm" svg:y="4.456cm">
            <draw:object draw:notify-on-update-of-ranges="'ram-consumption'.A2:'ram-consumption'.A4 'ram-consumption'.B1:'ram-consumption'.B1 'ram-consumption'.B2:'ram-consumption'.B4 'ram-consumption'.C1:'ram-consumption'.C1 'ram-consumption'.C2:'ram-consumption'.C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Quarkus</text:p>
          </table:table-cell>
          <table:table-cell office:value-type="string" calcext:value-type="string">
            <text:p>SpringBoo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JDK</text:p>
          </table:table-cell>
          <table:table-cell office:value-type="float" office:value="132" calcext:value-type="float">
            <text:p>132</text:p>
          </table:table-cell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alVM (HotSpot)</text:p>
          </table:table-cell>
          <table:table-cell office:value-type="float" office:value="398" calcext:value-type="float">
            <text:p>398</text:p>
          </table:table-cell>
          <table:table-cell office:value-type="float" office:value="675" calcext:value-type="float">
            <text:p>675</text:p>
          </table:table-cell>
          <table:table-cell table:number-columns-repeated="5"/>
          <table:table-cell office:value-type="string" calcext:value-type="string">
            <text:p>SpringBoot</text:p>
          </table:table-cell>
          <table:table-cell office:value-type="string" calcext:value-type="string">
            <text:p>81d41a</text:p>
          </table:table-cell>
        </table:table-row>
        <table:table-row table:style-name="ro1">
          <table:table-cell office:value-type="string" calcext:value-type="string">
            <text:p>GraalVM (natif)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office:value-type="string" calcext:value-type="string">
            <text:p>Quarkus</text:p>
          </table:table-cell>
          <table:table-cell office:value-type="string" calcext:value-type="string">
            <text:p>4695e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23:28:52.125920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08:18:42.132167800</meta:creation-date>
    <dc:date>2021-10-18T23:46:19.864061652</dc:date>
    <meta:editing-duration>PT40M29S</meta:editing-duration>
    <meta:editing-cycles>5</meta:editing-cycles>
    <meta:generator>LibreOffice/7.1.4.2$Linux_X86_64 LibreOffice_project/10$Build-2</meta:generator>
    <meta:document-statistic meta:table-count="4" meta:cell-count="6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4695eb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81d41a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47cm" svg:y="0.316cm" chart:style-name="ch2">
          <text:p>Temps de compilation</text:p>
        </chart:title>
        <chart:legend chart:legend-position="end" svg:x="13.552cm" svg:y="3.952cm" style:legend-expansion="high" chart:style-name="ch3"/>
        <chart:plot-area chart:style-name="ch4" table:cell-range-address="'compile-time'.A2:'compile-time'.C4 'compile-time'.A1:'compile-time'.C1 'compile-time'.J3:'compile-time'.J4" chart:data-source-has-labels="both" svg:x="1.331cm" svg:y="1.275cm" svg:width="11.901cm" svg:height="7.545cm">
          <chart:coordinate-region svg:x="2.138cm" svg:y="1.474cm" svg:width="11.094cm" svg:height="6.699cm"/>
          <chart:axis chart:dimension="x" chart:name="primary-x" chart:style-name="ch5" chartooo:axis-type="auto">
            <chartooo:date-scale/>
            <chart:categories table:cell-range-address="'compile-time'.A2:'compile-time'.A4"/>
          </chart:axis>
          <chart:axis chart:dimension="y" chart:name="primary-y" chart:style-name="ch6">
            <chart:title svg:x="0.451cm" svg:y="6.03cm" chart:style-name="ch7">
              <text:p>en secondes</text:p>
            </chart:title>
            <chart:grid chart:style-name="ch8" chart:class="major"/>
          </chart:axis>
          <chart:series chart:style-name="ch9" chart:values-cell-range-address="'compile-time'.B2:'compile-time'.B4" chart:label-cell-address="'compile-time'.B1:'compile-time'.B1" chart:class="chart:bar">
            <chart:data-point chart:repeated="3"/>
            <loext:propertry-mapping loext:property="FillColor" loext:cell-range-address="'compile-time'.J4:'compile-time'.J4"/>
          </chart:series>
          <chart:series chart:style-name="ch10" chart:values-cell-range-address="'compile-time'.C2:'compile-time'.C4" chart:label-cell-address="'compile-time'.C1:'compile-time'.C1" chart:class="chart:bar">
            <chart:data-point chart:repeated="3"/>
            <loext:propertry-mapping loext:property="FillColor" loext:cell-range-address="'compile-time'.J3:'compile-time'.J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rkus</text:p>
                <draw:g>
                  <svg:desc>'compile-time'.B1:'compile-time'.B1</svg:desc>
                </draw:g>
              </table:table-cell>
              <table:table-cell office:value-type="string">
                <text:p/>
              </table:table-cell>
              <table:table-cell office:value-type="string">
                <text:p>SpringBoot</text:p>
                <draw:g>
                  <svg:desc>'compile-time'.C1:'compile-time'.C1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penJDK</text:p>
                <draw:g>
                  <svg:desc>'compile-time'.A2:'compile-time'.A4</svg:desc>
                </draw:g>
              </table:table-cell>
              <table:table-cell office:value-type="float" office:value="4">
                <text:p>4</text:p>
                <draw:g>
                  <svg:desc>'compile-time'.B2:'compile-time'.B4</svg:desc>
                </draw:g>
              </table:table-cell>
              <table:table-cell office:value-type="float" office:value="NaN">
                <text:p>NaN</text:p>
                <draw:g>
                  <svg:desc>'compile-time'.J4:'compile-time'.J4</svg:desc>
                </draw:g>
              </table:table-cell>
              <table:table-cell office:value-type="float" office:value="2">
                <text:p>2</text:p>
                <draw:g>
                  <svg:desc>'compile-time'.C2:'compile-time'.C4</svg:desc>
                </draw:g>
              </table:table-cell>
              <table:table-cell office:value-type="float" office:value="NaN">
                <text:p>NaN</text:p>
                <draw:g>
                  <svg:desc>'compile-time'.J3:'compile-time'.J3</svg:desc>
                </draw:g>
              </table:table-cell>
            </table:table-row>
            <table:table-row>
              <table:table-cell office:value-type="string">
                <text:p>GraalVM (HotSpot)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aalVM (natif)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4695eb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81d41a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Taille du binaire/jar</text:p>
        </chart:title>
        <chart:legend chart:legend-position="end" svg:x="13.552cm" svg:y="3.952cm" style:legend-expansion="high" chart:style-name="ch3"/>
        <chart:plot-area chart:style-name="ch4" table:cell-range-address="'compile-weight'.A1:'compile-weight'.C4" chart:data-source-has-labels="both" svg:x="1.331cm" svg:y="1.275cm" svg:width="11.901cm" svg:height="7.545cm">
          <chart:coordinate-region svg:x="2.138cm" svg:y="1.474cm" svg:width="11.094cm" svg:height="6.699cm"/>
          <chart:axis chart:dimension="x" chart:name="primary-x" chart:style-name="ch5" chartooo:axis-type="auto">
            <chartooo:date-scale/>
            <chart:categories table:cell-range-address="'compile-weight'.A2:'compile-weight'.A4"/>
          </chart:axis>
          <chart:axis chart:dimension="y" chart:name="primary-y" chart:style-name="ch6">
            <chart:title svg:x="0.451cm" svg:y="5.554cm" chart:style-name="ch7">
              <text:p>en Mo</text:p>
            </chart:title>
            <chart:grid chart:style-name="ch8" chart:class="major"/>
          </chart:axis>
          <chart:series chart:style-name="ch9" chart:values-cell-range-address="'compile-weight'.B2:'compile-weight'.B4" chart:label-cell-address="'compile-weight'.B1:'compile-weight'.B1" chart:class="chart:bar">
            <chart:data-point chart:repeated="3"/>
          </chart:series>
          <chart:series chart:style-name="ch10" chart:values-cell-range-address="'compile-weight'.C2:'compile-weight'.C4" chart:label-cell-address="'compile-weight'.C1:'compile-weight'.C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rkus</text:p>
                <draw:g>
                  <svg:desc>'compile-weight'.B1:'compile-weight'.B1</svg:desc>
                </draw:g>
              </table:table-cell>
              <table:table-cell office:value-type="string">
                <text:p>SpringBoot</text:p>
                <draw:g>
                  <svg:desc>'compile-weight'.C1:'compile-weigh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nJDK</text:p>
                <draw:g>
                  <svg:desc>'compile-weight'.A2:'compile-weight'.A4</svg:desc>
                </draw:g>
              </table:table-cell>
              <table:table-cell office:value-type="float" office:value="15">
                <text:p>15</text:p>
                <draw:g>
                  <svg:desc>'compile-weight'.B2:'compile-weight'.B4</svg:desc>
                </draw:g>
              </table:table-cell>
              <table:table-cell office:value-type="float" office:value="25">
                <text:p>25</text:p>
                <draw:g>
                  <svg:desc>'compile-weight'.C2:'compile-weight'.C4</svg:desc>
                </draw:g>
              </table:table-cell>
            </table:table-row>
            <table:table-row>
              <table:table-cell office:value-type="string">
                <text:p>GraalVM (HotSpot)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GraalVM (natif)</text:p>
              </table:table-cell>
              <table:table-cell office:value-type="float" office:value="46">
                <text:p>46</text:p>
              </table:table-cell>
              <table:table-cell office:value-type="float" office:value="102">
                <text:p>1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4695eb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81d41a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13cm" svg:y="0.316cm" chart:style-name="ch2">
          <text:p>Temps de démarrage</text:p>
        </chart:title>
        <chart:legend chart:legend-position="end" svg:x="13.552cm" svg:y="3.952cm" style:legend-expansion="high" chart:style-name="ch3"/>
        <chart:plot-area chart:style-name="ch4" table:cell-range-address="'boot-time'.A2:'boot-time'.C4 'boot-time'.A1:'boot-time'.C1 'boot-time'.J3:'boot-time'.J4" chart:data-source-has-labels="both" svg:x="1.331cm" svg:y="1.275cm" svg:width="11.901cm" svg:height="7.545cm">
          <chart:coordinate-region svg:x="2.058cm" svg:y="1.474cm" svg:width="11.174cm" svg:height="6.699cm"/>
          <chart:axis chart:dimension="x" chart:name="primary-x" chart:style-name="ch5" chartooo:axis-type="auto">
            <chartooo:date-scale/>
            <chart:categories table:cell-range-address="'boot-time'.A2:'boot-time'.A4"/>
          </chart:axis>
          <chart:axis chart:dimension="y" chart:name="primary-y" chart:style-name="ch6">
            <chart:title svg:x="0.451cm" svg:y="6.03cm" chart:style-name="ch7">
              <text:p>en secondes</text:p>
            </chart:title>
            <chart:grid chart:style-name="ch8" chart:class="major"/>
          </chart:axis>
          <chart:series chart:style-name="ch9" chart:values-cell-range-address="'boot-time'.B2:'boot-time'.B4" chart:label-cell-address="'boot-time'.B1:'boot-time'.B1" chart:class="chart:bar">
            <chart:data-point chart:repeated="3"/>
            <loext:propertry-mapping loext:property="FillColor" loext:cell-range-address="'boot-time'.J4:'boot-time'.J4"/>
          </chart:series>
          <chart:series chart:style-name="ch10" chart:values-cell-range-address="'boot-time'.C2:'boot-time'.C4" chart:label-cell-address="'boot-time'.C1:'boot-time'.C1" chart:class="chart:bar">
            <chart:data-point chart:repeated="3"/>
            <loext:propertry-mapping loext:property="FillColor" loext:cell-range-address="'boot-time'.J3:'boot-time'.J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rkus</text:p>
                <draw:g>
                  <svg:desc>'boot-time'.B1:'boot-time'.B1</svg:desc>
                </draw:g>
              </table:table-cell>
              <table:table-cell office:value-type="string">
                <text:p/>
              </table:table-cell>
              <table:table-cell office:value-type="string">
                <text:p>SpringBoot</text:p>
                <draw:g>
                  <svg:desc>'boot-time'.C1:'boot-time'.C1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penJDK</text:p>
                <draw:g>
                  <svg:desc>'boot-time'.A2:'boot-time'.A4</svg:desc>
                </draw:g>
              </table:table-cell>
              <table:table-cell office:value-type="float" office:value="0.78">
                <text:p>0.78</text:p>
                <draw:g>
                  <svg:desc>'boot-time'.B2:'boot-time'.B4</svg:desc>
                </draw:g>
              </table:table-cell>
              <table:table-cell office:value-type="float" office:value="NaN">
                <text:p>NaN</text:p>
                <draw:g>
                  <svg:desc>'boot-time'.J4:'boot-time'.J4</svg:desc>
                </draw:g>
              </table:table-cell>
              <table:table-cell office:value-type="float" office:value="2">
                <text:p>2</text:p>
                <draw:g>
                  <svg:desc>'boot-time'.C2:'boot-time'.C4</svg:desc>
                </draw:g>
              </table:table-cell>
              <table:table-cell office:value-type="float" office:value="NaN">
                <text:p>NaN</text:p>
                <draw:g>
                  <svg:desc>'boot-time'.J3:'boot-time'.J3</svg:desc>
                </draw:g>
              </table:table-cell>
            </table:table-row>
            <table:table-row>
              <table:table-cell office:value-type="string">
                <text:p>GraalVM (HotSpot)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aalVM (natif)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4695eb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81d41a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79cm" svg:y="0.316cm" chart:style-name="ch2">
          <text:p>Consommation RAM</text:p>
        </chart:title>
        <chart:legend chart:legend-position="end" svg:x="13.552cm" svg:y="3.952cm" style:legend-expansion="high" chart:style-name="ch3"/>
        <chart:plot-area chart:style-name="ch4" table:cell-range-address="'ram-consumption'.A1:'ram-consumption'.C4" chart:data-source-has-labels="both" svg:x="1.331cm" svg:y="1.275cm" svg:width="11.901cm" svg:height="7.545cm">
          <chart:coordinate-region svg:x="2.138cm" svg:y="1.474cm" svg:width="11.094cm" svg:height="6.699cm"/>
          <chart:axis chart:dimension="x" chart:name="primary-x" chart:style-name="ch5" chartooo:axis-type="auto">
            <chartooo:date-scale/>
            <chart:categories table:cell-range-address="'ram-consumption'.A2:'ram-consumption'.A4"/>
          </chart:axis>
          <chart:axis chart:dimension="y" chart:name="primary-y" chart:style-name="ch6">
            <chart:title svg:x="0.451cm" svg:y="5.554cm" chart:style-name="ch7">
              <text:p>en Mo</text:p>
            </chart:title>
            <chart:grid chart:style-name="ch8" chart:class="major"/>
          </chart:axis>
          <chart:series chart:style-name="ch9" chart:values-cell-range-address="'ram-consumption'.B2:'ram-consumption'.B4" chart:label-cell-address="'ram-consumption'.B1:'ram-consumption'.B1" chart:class="chart:bar">
            <chart:data-point chart:repeated="3"/>
          </chart:series>
          <chart:series chart:style-name="ch10" chart:values-cell-range-address="'ram-consumption'.C2:'ram-consumption'.C4" chart:label-cell-address="'ram-consumption'.C1:'ram-consumption'.C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rkus</text:p>
                <draw:g>
                  <svg:desc>'ram-consumption'.B1:'ram-consumption'.B1</svg:desc>
                </draw:g>
              </table:table-cell>
              <table:table-cell office:value-type="string">
                <text:p>SpringBoot</text:p>
                <draw:g>
                  <svg:desc>'ram-consumption'.C1:'ram-consumpti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nJDK</text:p>
                <draw:g>
                  <svg:desc>'ram-consumption'.A2:'ram-consumption'.A4</svg:desc>
                </draw:g>
              </table:table-cell>
              <table:table-cell office:value-type="float" office:value="132">
                <text:p>132</text:p>
                <draw:g>
                  <svg:desc>'ram-consumption'.B2:'ram-consumption'.B4</svg:desc>
                </draw:g>
              </table:table-cell>
              <table:table-cell office:value-type="float" office:value="347">
                <text:p>347</text:p>
                <draw:g>
                  <svg:desc>'ram-consumption'.C2:'ram-consumption'.C4</svg:desc>
                </draw:g>
              </table:table-cell>
            </table:table-row>
            <table:table-row>
              <table:table-cell office:value-type="string">
                <text:p>GraalVM (HotSpot)</text:p>
              </table:table-cell>
              <table:table-cell office:value-type="float" office:value="398">
                <text:p>39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GraalVM (natif)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